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P11" style:family="paragraph">
      <style:paragraph-properties fo:margin-left="1.27cm" fo:margin-right="0cm" fo:margin-top="0cm" fo:margin-bottom="0cm" fo:text-align="start" fo:text-indent="-1.27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2" style:font-size-asian="24pt" style:font-weight-asian="bold" style:font-name-complex="Segoe UI2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2" style:font-size-asian="36pt" style:font-style-asian="normal" style:font-weight-asian="normal" style:font-name-complex="Segoe U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font-name="Segoe UI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style:style style:name="T11" style:family="text">
      <style:text-properties fo:color="#000000" style:font-name="Segoe UI Semibold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937cm" svg:height="3.063cm" svg:x="1.479cm" svg:y="1.002cm">
          <draw:text-box>
            <text:p text:style-name="P1"><text:span text:style-name="T1">HYMN #442</text:span></text:p>
            <text:p text:style-name="P1"><text:span text:style-name="T2">“</text:span><text:span text:style-name="T2">All Glory, Laud, and Hon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638cm" svg:height="7.011cm" svg:x="1.524cm" svg:y="0.762cm">
          <draw:text-box>
            <text:p text:style-name="P4"><text:span text:style-name="T3">Refrain:</text:span><text:span text:style-name="T4"> All glory, laud, and honor</text:span><text:span text:style-name="T4"><text:line-break/></text:span><text:span text:style-name="T4"> <text:s text:c="5"/>To You, Redeemer, King,</text:span><text:span text:style-name="T4"><text:line-break/></text:span><text:span text:style-name="T4"> <text:s text:c="5"/>To whom the lips of children</text:span><text:span text:style-name="T4"><text:line-break/></text:span><text:span text:style-name="T4"> <text:s text:c="5"/>Made sweet hosannas 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4.892cm" svg:height="7.011cm" svg:x="1.346cm" svg:y="0.762cm">
          <draw:text-box>
            <text:p text:style-name="P1"><text:span text:style-name="T5">1. </text:span><text:span text:style-name="T4">You are the King of Israel</text:span><text:span text:style-name="T4"><text:line-break/></text:span><text:span text:style-name="T4">And David’s royal Son,</text:span><text:span text:style-name="T4"><text:line-break/></text:span><text:span text:style-name="T4">Now in the Lord’s name coming,</text:span><text:span text:style-name="T4"><text:line-break/></text:span><text:span text:style-name="T4">Our King and Blessèd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4.638cm" svg:height="7.011cm" svg:x="1.524cm" svg:y="0.762cm">
          <draw:text-box>
            <text:p text:style-name="P4"><text:span text:style-name="T3">Refrain:</text:span><text:span text:style-name="T4"> All glory, laud, and honor</text:span><text:span text:style-name="T4"><text:line-break/></text:span><text:span text:style-name="T4"> <text:s text:c="5"/>To You, Redeemer, King,</text:span><text:span text:style-name="T4"><text:line-break/></text:span><text:span text:style-name="T4"> <text:s text:c="5"/>To whom the lips of children</text:span><text:span text:style-name="T4"><text:line-break/></text:span><text:span text:style-name="T4"> <text:s text:c="5"/>Made sweet hosannas 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9" draw:layer="layout" svg:width="24.892cm" svg:height="7.011cm" svg:x="1.457cm" svg:y="0.632cm">
          <draw:text-box>
            <text:p text:style-name="P8"><text:span text:style-name="T6">2. </text:span><text:span text:style-name="T7">The company of angels</text:span><text:span text:style-name="T7"><text:line-break/></text:span><text:span text:style-name="T7">Is praising You on high,</text:span><text:span text:style-name="T7"><text:line-break/></text:span><text:span text:style-name="T7">And we with all creation</text:span><text:span text:style-name="T7"><text:line-break/></text:span><text:span text:style-name="T7">In chorus make rep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4.638cm" svg:height="7.011cm" svg:x="1.524cm" svg:y="0.762cm">
          <draw:text-box>
            <text:p text:style-name="P4"><text:span text:style-name="T3">Refrain:</text:span><text:span text:style-name="T4"> All glory, laud, and honor</text:span><text:span text:style-name="T4"><text:line-break/></text:span><text:span text:style-name="T4"> <text:s text:c="5"/>To You, Redeemer, King,</text:span><text:span text:style-name="T4"><text:line-break/></text:span><text:span text:style-name="T4"> <text:s text:c="5"/>To whom the lips of children</text:span><text:span text:style-name="T4"><text:line-break/></text:span><text:span text:style-name="T4"> <text:s text:c="5"/>Made sweet hosannas 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10" draw:layer="layout" svg:width="24.638cm" svg:height="7.011cm" svg:x="1.47cm" svg:y="0.908cm">
          <draw:text-box>
            <text:p text:style-name="P8"><text:span text:style-name="T6">3. </text:span><text:span text:style-name="T7">The multitude of pilgrims</text:span><text:span text:style-name="T7"><text:line-break/></text:span><text:span text:style-name="T7">With palms before You went;</text:span><text:span text:style-name="T7"><text:line-break/></text:span><text:span text:style-name="T7">Our praise and prayer and anthems</text:span><text:span text:style-name="T7"><text:line-break/></text:span><text:span text:style-name="T7">Before You we pres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5" draw:layer="layout" svg:width="24.638cm" svg:height="7.011cm" svg:x="1.524cm" svg:y="0.762cm">
          <draw:text-box>
            <text:p text:style-name="P4"><text:span text:style-name="T3">Refrain:</text:span><text:span text:style-name="T4"> All glory, laud, and honor</text:span><text:span text:style-name="T4"><text:line-break/></text:span><text:span text:style-name="T4"> <text:s text:c="5"/>To You, Redeemer, King,</text:span><text:span text:style-name="T4"><text:line-break/></text:span><text:span text:style-name="T4"> <text:s text:c="5"/>To whom the lips of children</text:span><text:span text:style-name="T4"><text:line-break/></text:span><text:span text:style-name="T4"> <text:s text:c="5"/>Made sweet hosannas 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5" draw:layer="layout" svg:width="24.638cm" svg:height="7.011cm" svg:x="1.524cm" svg:y="0.863cm">
          <draw:text-box>
            <text:p text:style-name="P4"><text:span text:style-name="T8">4. </text:span><text:span text:style-name="T9">To You before Your passion</text:span></text:p>
            <text:p text:style-name="P4"><text:span text:style-name="T9">They sang their hymns of praise;</text:span></text:p>
            <text:p text:style-name="P4"><text:span text:style-name="T9">To You, now high exalted,</text:span></text:p>
            <text:p text:style-name="P4"><text:span text:style-name="T9">Our melody we 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5" draw:layer="layout" svg:width="24.638cm" svg:height="7.011cm" svg:x="1.524cm" svg:y="0.762cm">
          <draw:text-box>
            <text:p text:style-name="P4"><text:span text:style-name="T3">Refrain:</text:span><text:span text:style-name="T4"> All glory, laud, and honor</text:span><text:span text:style-name="T4"><text:line-break/></text:span><text:span text:style-name="T4"> <text:s text:c="5"/>To You, Redeemer, King,</text:span><text:span text:style-name="T4"><text:line-break/></text:span><text:span text:style-name="T4"> <text:s text:c="5"/>To whom the lips of children</text:span><text:span text:style-name="T4"><text:line-break/></text:span><text:span text:style-name="T4"> <text:s text:c="5"/>Made sweet hosannas 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5" draw:layer="layout" svg:width="24.638cm" svg:height="7.011cm" svg:x="1.524cm" svg:y="0.863cm">
          <draw:text-box>
            <text:p text:style-name="P4"><text:span text:style-name="T8">5. </text:span><text:span text:style-name="T9">As You received their praises,</text:span></text:p>
            <text:p text:style-name="P4"><text:span text:style-name="T9">Accept the prayers we bring,</text:span></text:p>
            <text:p text:style-name="P4"><text:span text:style-name="T9">O Source of ev’ry blessing,</text:span></text:p>
            <text:p text:style-name="P4"><text:span text:style-name="T9">Our good and gracious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4" draw:text-style-name="P5" draw:layer="layout" svg:width="24.638cm" svg:height="11.711cm" svg:x="1.524cm" svg:y="0.762cm">
          <draw:text-box>
            <text:p text:style-name="P4"><text:span text:style-name="T3">Refrain:</text:span><text:span text:style-name="T4"> All glory, laud, and honor</text:span><text:span text:style-name="T4"><text:line-break/></text:span><text:span text:style-name="T4"> <text:s text:c="5"/>To You, Redeemer, King,</text:span><text:span text:style-name="T4"><text:line-break/></text:span><text:span text:style-name="T4"> <text:s text:c="5"/>To whom the lips of children</text:span><text:span text:style-name="T4"><text:line-break/></text:span><text:span text:style-name="T4"> <text:s text:c="5"/>Made sweet hosannas ring.</text:span></text:p>
            <text:p text:style-name="P11"><text:span text:style-name="T10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><text:s text:c="12"/></text:span><text:span text:style-name="T11">Public Domain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30:17.609000000</meta:creation-date>
    <dc:title>Hymn template</dc:title>
    <meta:editing-duration>PT22M8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10T08:03:04.809000000</dc:date>
    <meta:document-statistic meta:object-count="202"/>
    <meta:template xlink:type="simple" xlink:actuate="onRequest" xlink:title="Hymn template" xlink:href="../../AppData/Roaming/LibreOffice/4/user/template/Worship%20Templsates/Hymn%20template.otp" meta:date="2015-03-26T19:30:17.328000000"/>
  </office:meta>
</office:document-meta>
</file>